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0972in" loext:contextual-spacing="false"/>
    </style:style>
    <style:style style:name="P2" style:family="paragraph" style:parent-style-name="Text_20_body">
      <style:paragraph-properties fo:margin-top="0in" fo:margin-bottom="0.0972in" loext:contextual-spacing="false"/>
      <style:text-properties fo:font-size="14pt" fo:language="ru" fo:country="RU" style:font-size-asian="14pt" style:font-size-complex="14pt"/>
    </style:style>
    <style:style style:name="P3" style:family="paragraph" style:parent-style-name="Text_20_body">
      <style:paragraph-properties fo:margin-top="0in" fo:margin-bottom="0.0972in" loext:contextual-spacing="false"/>
      <style:text-properties fo:font-size="14pt" fo:language="ru" fo:country="RU" officeooo:rsid="002a2b88" officeooo:paragraph-rsid="002a2b88" style:font-size-asian="14pt" style:font-size-complex="14pt"/>
    </style:style>
    <style:style style:name="P4" style:family="paragraph" style:parent-style-name="Text_20_body">
      <style:paragraph-properties fo:margin-top="0in" fo:margin-bottom="0in" loext:contextual-spacing="false" fo:text-align="center" style:justify-single-word="false"/>
      <style:text-properties fo:font-size="24pt" fo:language="ru" fo:country="RU" fo:font-weight="bold" officeooo:paragraph-rsid="002a0783" style:font-size-asian="24pt" style:font-weight-asian="bold" style:font-size-complex="24pt" style:font-weight-complex="bold"/>
    </style:style>
    <style:style style:name="P5" style:family="paragraph" style:parent-style-name="Text_20_body">
      <style:paragraph-properties fo:margin-top="0in" fo:margin-bottom="0in" loext:contextual-spacing="false" fo:line-height="100%" fo:text-align="center" style:justify-single-word="false"/>
      <style:text-properties fo:font-size="24pt" fo:language="ru" fo:country="RU" fo:font-weight="bold" officeooo:paragraph-rsid="002a0783" style:font-size-asian="24pt" style:font-weight-asian="bold" style:font-size-complex="24pt" style:font-weight-complex="bold"/>
    </style:style>
    <style:style style:name="T1" style:family="text">
      <style:text-properties fo:font-size="14pt" fo:language="ru" fo:country="RU" style:font-size-asian="14pt" style:font-size-complex="14pt"/>
    </style:style>
    <style:style style:name="T2" style:family="text">
      <style:text-properties fo:font-size="14pt" style:font-size-asian="14pt" style:font-size-complex="14pt"/>
    </style:style>
    <style:style style:name="T3" style:family="text">
      <style:text-properties officeooo:rsid="002e98b4"/>
    </style:style>
    <style:style style:name="T4" style:family="text">
      <style:text-properties officeooo:rsid="003294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Задание 4</text:p>
      <text:p text:style-name="P5">Эссе по фильму</text:p>
      <text:p text:style-name="P4"/>
      <text:p text:style-name="P2">Интернет – величайшее изобретение человечества, которое уже давно является неотъемлемой потребностью современного общества. Данная технология стала настолько нам близка, что регистрируясь в социальный сетях мы не только не задумываемся при заполнении страничек с личными данными, а и вовсе принимаем это за скучный, однообразный процесс. Смотря YouTube, общаясь в Telegram, выкладывая фотографии в Instagram и заполняя резюме в LinkedIn мы постоянно насыщаем эти платформы информацией о своих интересах, друзьях, местоположении и профессиональной карьере. Как мы можем быть уверены в том, что этот огромный объем информации не будет использован нам во вред?</text:p>
      <text:p text:style-name="P2"/>
      <text:p text:style-name="P2">Существует одно решение – приватизация данных. Ведь приходя домой и открывая входную дверь мы должны быть уверены, что в квартире нет посторонних людей и что все лежит на своих местах. Проводя параллель, приватизация данных в Интернете как раз выступает некоторой «дверью» между злоумышленником и личной информацией. </text:p>
      <text:p text:style-name="P2"/>
      <text:p text:style-name="P2"><text:span text:style-name="T4">Конечно,</text:span> это далеко не новая идея. С возникновением Интернета появилась целая наука по защите данных в сети – криптография, которая изучает различные техники безопасного хранения и передачи информации. Социальные сети полностью основаны на данной технологии и большинство личных данных уже хранится в недоступном для платформ месте.</text:p>
      <text:p text:style-name="P2"/>
      <text:p text:style-name="P2">Но у решения приватизировать информацию также существует и обратная, более тонкая сторона. Если воспринимать личные данные как приватные, то как, например, YouTube сможет подбирать нам рекомендованные видео для просмотра? Или как тогда LinkedIn будет анализировать наших друзей для рекомендации новых, возможно, нами знакомых, людей? Или как Google Maps проложит нам кротчайший маршрут до гостиницы в неизвестном городе?</text:p>
      <text:p text:style-name="P2"><text:soft-page-break/>Чтобы по-настоящему реализовать идею приватизации данных, Интернет платформам следует предоставлять некоторый, обычно называемый политикой конфиденциальности, документ. Который предоставляется пользователю на «подпись», что означает согласие с правилами Интернет ресурса. Конечно, данный подход требует колоссального доверия и уверенности в выполнении платформой этих правил, но реалии таковы, что этот невероятно ценный документ никто и в помине не читает…</text:p>
      <text:p text:style-name="P2"/>
      <text:p text:style-name="P2">Также существует и альтернативный подход к заключению контракта между пользователем: полная открытость. Полная открытость – это довольно интересная идея, которая на первый взгляд может показаться противоречащей идеи приватности. Но открытость достигается не публикацией данных, а предоставлением процессов, которые обрабатывают эти данные. Рассматриваемый подход реализован в технологии Blockchain, где любой желающий может удостовериться в выполнении установленных правил платформой, путем изучения открытого «исходного кода».</text:p>
      <text:p text:style-name="P2"/>
      <text:p text:style-name="P1"><text:span text:style-name="T1">Но независимо от выбора подхода, предоставляемого платформой, пользователь должен доверять и обязательно требовать гарантию приватности и безопасности его данных. Иначе мы снова столкнемся с </text:span><text:a xlink:type="simple" xlink:href="https://youtu.be/BxV14h0kFs0" text:style-name="Internet_20_link" text:visited-style-name="Visited_20_Internet_20_Link"><text:span text:style-name="T2">проблемой</text:span></text:a><text:span text:style-name="T1">, возникшей в Интернете, когда социальные сети Twitter и Facebook впервые предоставили миру свои API: некоторый способ удаленного взаимодействия с платформой, что привело к появлению огромного количества спам-ботов, фейковых аккаунтов и невозможностью далее пользоваться данными Интернет ресурсами. Этот хаос случился потому, что социальные сети пренебрегли рамками приватности и публичности информации о своих пользователей.</text:span></text:p>
      <text:p text:style-name="P2"/>
      <text:p text:style-name="P2">Осознание границ приватности и публичности – это ключевой момент правильной политики Интернет платформы. Обычно под приватной информацией подразумеваются данные, которые доступны только пользователю и платформе, а под публичными – данные, доступные всему Интернету.</text:p>
      <text:p text:style-name="P2"/>
      <text:p text:style-name="P2"><text:soft-page-break/>Следует понимать, что приватные данные принадлежат непосредственно самим пользователям, а не платформе: платформа выступает исключительно хранилищем, а не владельцем. Также нужно осознавать, что самое ценное для платформы – это ее пользователи, а для пользователей – целостность и безопасность <text:span text:style-name="T3">своих</text:span> данных. Соответственно, главным интересом сети является защита и надежность хранения информации ее клиентов. </text:p>
      <text:p text:style-name="P2"/>
      <text:p text:style-name="P1"><text:span text:style-name="T1">Конечно, хочется надеяться, что в будущем все современные проблемы относительно открытости и закрытости данных будут преодолены, но, увы, к компромиссу мы не придем никогда. Если социальные сети дадут их пользователям бóльшую степень свободы, то случится похожая ситуация, что и с неудачным запуском API, а если открытость уменьшить, то все пользователи попросту разбегутся. По теореме </text:span><text:a xlink:type="simple" xlink:href="https://ru.wikipedia.org/wiki/Теорема_Эрроу" text:style-name="Internet_20_link" text:visited-style-name="Visited_20_Internet_20_Link"><text:span text:style-name="T2">Эрроу</text:span></text:a><text:span text:style-name="T1"> нам всегда придется балансировать на лезвии ножа.</text:span></text:p>
      <text:p text:style-name="P2"/>
      <text:p text:style-name="P3">Интернет, как и все остальные технологии, придумана людьми для людей, где социальные сети пытаются найти баланс между нами самими: все теми же людьми. Если постоянно вынуждать платформы гадать между правыми и левыми, то мы быстро забудем их истинную, благую цель – объединение человечеств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8:04:15.805708772</meta:creation-date>
    <dc:date>2020-04-17T23:36:44.511561672</dc:date>
    <meta:editing-duration>PT25M14S</meta:editing-duration>
    <meta:editing-cycles>9</meta:editing-cycles>
    <meta:generator>LibreOffice/5.1.6.2$Linux_X86_64 LibreOffice_project/10m0$Build-2</meta:generator>
    <meta:document-statistic meta:table-count="0" meta:image-count="0" meta:object-count="0" meta:page-count="3" meta:paragraph-count="13" meta:word-count="619" meta:character-count="4763" meta:non-whitespace-character-count="4146"/>
  </office:meta>
</office:document-meta>
</file>